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WenQuanYi Zen Hei Sharp" svg:font-family="WenQuanYi Zen Hei Sharp" style:font-family-generic="system" style:font-pitch="variable"/>
    <style:font-face style:name="DejaVu Sans" svg:font-family="DejaVu Sans" style:font-family-generic="swiss" style:font-pitch="variable" svg:panose-1="2 11 6 3 3 8 4 2 2 4"/>
    <style:font-face style:name="Arial" svg:font-family="Arial" style:font-family-generic="swiss" style:font-pitch="variable" svg:panose-1="2 11 6 4 2 2 2 2 2 4"/>
    <style:font-face style:name="DejaVu Sans Mono" svg:font-family="DejaVu Sans Mono" style:font-family-generic="modern" style:font-pitch="fixed" svg:panose-1="2 11 6 9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PreformattedText"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office:automatic-styles>
  <office:body>
    <office:text text:use-soft-page-breaks="true">
      <text:p text:style-name="P1">Andrew Riggs</text:p>
      <text:p text:style-name="Standard">CS376B, Spring 2017</text:p>
      <text:p text:style-name="Standard"/>
      <text:p text:style-name="P2">Lab 7 Report</text:p>
      <text:p text:style-name="P3"/>
      <text:p text:style-name="Standard">I will not be participating in the friendly competition.</text:p>
      <text:p text:style-name="P4"/>
      <text:p text:style-name="P5">Examining the Four Processes</text:p>
      <text:p text:style-name="Standard"/>
      <text:p text:style-name="P6">R OneR</text:p>
      <text:p text:style-name="Standard"/>
      <text:p text:style-name="Standard">The model begins by examining the<text:s/>accuracy of the attributes, and choosing the one with the highest prediction accuracy.</text:p>
      <text:p text:style-name="Standard"/>
      <text:p text:style-name="PreformattedText"><text:bookmark-start text:name="rstudio_console_output"/><text:bookmark-end text:name="rstudio_console_output"/><text:s text:c="4"/>Attribute Accuracy</text:p>
      <text:p text:style-name="PreformattedText">1 * plas <text:s text:c="5"/>73.48% <text:s/></text:p>
      <text:p text:style-name="PreformattedText">2 <text:s text:c="2"/>age <text:s text:c="6"/>65.87% <text:s/></text:p>
      <text:p text:style-name="PreformattedText">3 <text:s text:c="2"/>preg <text:s text:c="5"/>65.65% <text:s/></text:p>
      <text:p text:style-name="PreformattedText">3 <text:s text:c="2"/>pres <text:s text:c="5"/>65.65% <text:s/></text:p>
      <text:p text:style-name="PreformattedText">3 <text:s text:c="2"/>skin <text:s text:c="5"/>65.65% <text:s/></text:p>
      <text:p text:style-name="PreformattedText">3 <text:s text:c="2"/>insu <text:s text:c="5"/>65.65% <text:s/></text:p>
      <text:p text:style-name="PreformattedText">3 <text:s text:c="2"/>mass <text:s text:c="5"/>65.65% <text:s/></text:p>
      <text:p text:style-name="PreformattedText">3 <text:s text:c="2"/>pedi <text:s text:c="5"/>65.65% <text:s/></text:p>
      <text:p text:style-name="PreformattedText">---</text:p>
      <text:p text:style-name="PreformattedText">Chosen attribute due to accuracy</text:p>
      <text:p text:style-name="PreformattedText">and ties method (if applicable): '*'</text:p>
      <text:p text:style-name="Standard"/>
      <text:p text:style-name="Standard">Here, it has chosen to create rules based on the plas variable, as it has the highest accuracy.</text:p>
      <text:p text:style-name="Standard"/>
      <text:p text:style-name="PreformattedText"><text:bookmark-start text:name="rstudio_console_output1"/><text:bookmark-end text:name="rstudio_console_output1"/>Call:</text:p>
      <text:p text:style-name="PreformattedText">OneR(data = intdiabet.binned.train,<text:s/>verbose = TRUE)</text:p>
      <text:p text:style-name="PreformattedText"/>
      <text:p text:style-name="PreformattedText">Rules:</text:p>
      <text:p text:style-name="PreformattedText">If plas = (-0.199,141] then class = 0</text:p>
      <text:p text:style-name="PreformattedText">If plas = (141,199] <text:s text:c="3"/>then class = 1</text:p>
      <text:p text:style-name="PreformattedText"/>
      <text:p text:style-name="PreformattedText">Accuracy:</text:p>
      <text:p text:style-name="PreformattedText">338 of 460 instances classified correctly (73.48%)</text:p>
      <text:p text:style-name="Standard"/>
      <text:p text:style-name="Standard">The one rule it decided on was that if plas was between -0.199 and 141, then the patient likely does not have diabetes. If it is between 141 and 199, the patient likely does. The overall accuracy of this ended up being 73.48%.</text:p>
      <text:p text:style-name="Standard"/>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text:bookmark-start text:name="rstudio_console_output2"/><text:bookmark-end text:name="rstudio_console_output2"/><text:soft-page-break/>List of 7</text:p>
      <text:p text:style-name="PreformattedText"><text:s/>$ call <text:s text:c="12"/>: language OneR(data = intdiabet.binned.train, verbose = TRUE)</text:p>
      <text:p text:style-name="PreformattedText"><text:s/>$ target<text:s/><text:s text:c="10"/>: chr "class"</text:p>
      <text:p text:style-name="PreformattedText"><text:s/>$ feature <text:s text:c="9"/>: chr "plas"</text:p>
      <text:p text:style-name="PreformattedText"><text:s/>$ rules <text:s text:c="11"/>:List of 2</text:p>
      <text:p text:style-name="PreformattedText"><text:s text:c="2"/>..$ (-0.199,141]: chr "0"</text:p>
      <text:p text:style-name="PreformattedText"><text:s text:c="2"/>..$ (141,199] <text:s text:c="2"/>: chr "1"</text:p>
      <text:p text:style-name="PreformattedText"><text:s/>$ correct_instances: int 338</text:p>
      <text:p text:style-name="PreformattedText"><text:s/>$ total_instances <text:s/>: int 460</text:p>
      <text:p text:style-name="PreformattedText"><text:s/>$ cont_table <text:s text:c="6"/>: 'table' int [1:2, 1:2] 265 85<text:s/>37 73</text:p>
      <text:p text:style-name="PreformattedText"><text:s text:c="2"/>..- attr(*, "dimnames")=List of 2</text:p>
      <text:p text:style-name="PreformattedText"><text:s text:c="2"/>.. ..$ class: chr [1:2] "0" "1"</text:p>
      <text:p text:style-name="PreformattedText"><text:s text:c="2"/>.. ..$ plas : chr [1:2] "(-0.199,141]" "(141,199]"</text:p>
      <text:p text:style-name="PreformattedText"><text:s/>- attr(*, "class")= chr "OneR"</text:p>
      <text:p text:style-name="Standard"/>
      <text:p text:style-name="Standard">The structure of the model. It is a list of seven attributes, each containing different data or aspects of the model itself.</text:p>
      <text:p text:style-name="Standard"/>
      <text:p text:style-name="PreformattedText"><text:bookmark-start text:name="rstudio_console_output3"/><text:bookmark-end text:name="rstudio_console_output3"/>Confusion matrix (absolute):</text:p>
      <text:p text:style-name="PreformattedText"><text:s text:c="10"/>Actual</text:p>
      <text:p text:style-name="PreformattedText">Prediction <text:s text:c="2"/>0 <text:s text:c="2"/>1 Sum</text:p>
      <text:p text:style-name="PreformattedText"><text:s text:c="7"/>0 <text:s text:c="2"/>178 <text:s/>53 231</text:p>
      <text:p text:style-name="PreformattedText"><text:s text:c="7"/>1 <text:s text:c="3"/>20 <text:s/>57 <text:s/>77</text:p>
      <text:p text:style-name="PreformattedText"><text:s text:c="7"/>Sum 198 110 308</text:p>
      <text:p text:style-name="PreformattedText"/>
      <text:p text:style-name="PreformattedText">Confusion matrix (relative):</text:p>
      <text:p text:style-name="PreformattedText"><text:s text:c="10"/>Actual</text:p>
      <text:p text:style-name="PreformattedText">Prediction <text:s text:c="3"/>0 <text:s text:c="3"/>1 <text:s/>Sum</text:p>
      <text:p text:style-name="PreformattedText"><text:s text:c="7"/>0 <text:s text:c="2"/>0.58 0.17 0.75</text:p>
      <text:p text:style-name="PreformattedText"><text:s text:c="7"/>1 <text:s text:c="2"/>0.06 0.19 0.25</text:p>
      <text:p text:style-name="PreformattedText"><text:s text:c="7"/>Sum 0.64 0.36 1.00</text:p>
      <text:p text:style-name="PreformattedText"/>
      <text:p text:style-name="PreformattedText">Accuracy:</text:p>
      <text:p text:style-name="PreformattedText">0.763 (235/308)</text:p>
      <text:p text:style-name="PreformattedText"/>
      <text:p text:style-name="PreformattedText">Error rate:</text:p>
      <text:p text:style-name="PreformattedText">0.237 (73/308)</text:p>
      <text:p text:style-name="PreformattedText"/>
      <text:p text:style-name="PreformattedText">Error rate reduction (vs. base rate):</text:p>
      <text:p text:style-name="PreformattedText">0.3364 (p-value = 3.84e-06)</text:p>
      <text:p text:style-name="Standard"/>
      <text:p text:style-name="Standard">Evaluation of the predictions based on the model. Overall accuracy<text:s/>of the predictions was 76.3%.</text:p>
      <text:p text:style-name="Standard">The confusion matrix reveals that while the model seems to be able to predict if the patient does not have diabetes (178 correct to 20 incorrect), it cannot effectively predict if the patient has diabetes (57 correct to 53 incorrect). In addition, this can be seen from the relative confusion matrix as well. The sum of the actual classes accurately represents the class split in the data, but the sum of the predicted classes is somewhat off. In fact, the predicted sums fall perfectly along a 75%-25% split.</text:p>
      <text:p text:style-name="P7">R Naive Bayes</text:p>
      <text:p text:style-name="P8"/>
      <text:p text:style-name="PreformattedText"><text:bookmark-start text:name="rstudio_console_output4"/><text:bookmark-end text:name="rstudio_console_output4"/>List of 4</text:p>
      <text:p text:style-name="PreformattedText"><text:s/>$ apriori: 'table' int [1:2(1d)] 302 158</text:p>
      <text:p text:style-name="PreformattedText"><text:s text:c="2"/>..- attr(*, "dimnames")=List of 1</text:p>
      <text:p text:style-name="PreformattedText"><text:s text:c="2"/>.. ..$ Y: chr [1:2] "0" "1"</text:p>
      <text:p text:style-name="PreformattedText"><text:s/>$ tables :List of 8</text:p>
      <text:p text:style-name="PreformattedText"><text:s text:c="2"/>..$ preg: table [1:2, 1:2] 0.705 0.538 0.295 0.462</text:p>
      <text:soft-page-break/>
      <text:p text:style-name="PreformattedText"><text:s text:c="2"/>.. ..- attr(*, "dimnames")=List of 2</text:p>
      <text:p text:style-name="PreformattedText"><text:s text:c="2"/>.. .. ..$ Y <text:s text:c="2"/>: chr [1:2] "0" "1"</text:p>
      <text:p text:style-name="PreformattedText"><text:s text:c="2"/>.. .. ..$ preg: chr [1:2] "(-0.017,4.87]" "(4.87,17]"</text:p>
      <text:p text:style-name="PreformattedText"><text:s text:c="2"/>..$ plas: table [1:2, 1:2] 0.877 0.538 0.123 0.462</text:p>
      <text:p text:style-name="PreformattedText"><text:s text:c="2"/>.. ..- attr(*, "dimnames")=List of 2</text:p>
      <text:p text:style-name="PreformattedText"><text:s text:c="2"/>.. .. ..$ Y <text:s text:c="2"/>: chr [1:2] "0" "1"</text:p>
      <text:p text:style-name="PreformattedText"><text:s text:c="2"/>.. .. ..$ plas:<text:s/>chr [1:2] "(-0.199,141]" "(141,199]"</text:p>
      <text:p text:style-name="PreformattedText"><text:s text:c="2"/>..$ pres: table [1:2, 1:2] 0.517 0.373 0.483 0.627</text:p>
      <text:p text:style-name="PreformattedText"><text:s text:c="2"/>.. ..- attr(*, "dimnames")=List of 2</text:p>
      <text:p text:style-name="PreformattedText"><text:s text:c="2"/>.. .. ..$ Y <text:s text:c="2"/>: chr [1:2] "0" "1"</text:p>
      <text:p text:style-name="PreformattedText"><text:s text:c="2"/>.. .. ..$ pres: chr [1:2] "(-0.122,70.8]" "(70.8,122]"</text:p>
      <text:p text:style-name="PreformattedText"><text:s text:c="2"/>..$ skin: table [1:2, 1:2]<text:s/>0.523 0.449 0.477 0.551</text:p>
      <text:p text:style-name="PreformattedText"><text:s text:c="2"/>.. ..- attr(*, "dimnames")=List of 2</text:p>
      <text:p text:style-name="PreformattedText"><text:s text:c="2"/>.. .. ..$ Y <text:s text:c="2"/>: chr [1:2] "0" "1"</text:p>
      <text:p text:style-name="PreformattedText"><text:s text:c="2"/>.. .. ..$ skin: chr [1:2] "(-0.099,22.2]" "(22.2,99.1]"</text:p>
      <text:p text:style-name="PreformattedText"><text:s text:c="2"/>..$ insu: table [1:2, 1:2] 0.722 0.608 0.278 0.392</text:p>
      <text:p text:style-name="PreformattedText"><text:s text:c="2"/>.. ..- attr(*, "dimnames")=List of 2</text:p>
      <text:p text:style-name="PreformattedText"><text:s text:c="2"/>.. ..<text:s/>..$ Y <text:s text:c="2"/>: chr [1:2] "0" "1"</text:p>
      <text:p text:style-name="PreformattedText"><text:s text:c="2"/>.. .. ..$ insu: chr [1:2] "(-0.846,100]" "(100,847]"</text:p>
      <text:p text:style-name="PreformattedText"><text:s text:c="2"/>..$ mass: table [1:2, 1:2] 0.748 0.582 0.252 0.418</text:p>
      <text:p text:style-name="PreformattedText"><text:s text:c="2"/>.. ..- attr(*, "dimnames")=List of 2</text:p>
      <text:p text:style-name="PreformattedText"><text:s text:c="2"/>.. .. ..$ Y <text:s text:c="2"/>: chr [1:2] "0" "1"</text:p>
      <text:p text:style-name="PreformattedText"><text:s text:c="2"/>.. .. ..$ mass: chr [1:2] "(-0.0671,35.1]"<text:s/>"(35.1,67.2]"</text:p>
      <text:p text:style-name="PreformattedText"><text:s text:c="2"/>..$ pedi: table [1:2, 1:2] 0.709 0.608 0.291 0.392</text:p>
      <text:p text:style-name="PreformattedText"><text:s text:c="2"/>.. ..- attr(*, "dimnames")=List of 2</text:p>
      <text:p text:style-name="PreformattedText"><text:s text:c="2"/>.. .. ..$ Y <text:s text:c="2"/>: chr [1:2] "0" "1"</text:p>
      <text:p text:style-name="PreformattedText"><text:s text:c="2"/>.. .. ..$ pedi: chr [1:2] "(0.0757,0.55]" "(0.55,2.42]"</text:p>
      <text:p text:style-name="PreformattedText"><text:s text:c="2"/>..$ age : table [1:2, 1:2] 0.762 0.538 0.238 0.462</text:p>
      <text:p text:style-name="PreformattedText"><text:s text:c="2"/>.. ..- attr(*, "dimnames")=List of 2</text:p>
      <text:p text:style-name="PreformattedText"><text:s text:c="2"/>.. .. ..$ Y <text:s/>: chr [1:2] "0" "1"</text:p>
      <text:p text:style-name="PreformattedText"><text:s text:c="2"/>.. .. ..$ age: chr [1:2] "(20.9,37.1]" "(37.1,81.1]"</text:p>
      <text:p text:style-name="PreformattedText"><text:s/>$ levels : chr [1:2] "0" "1"</text:p>
      <text:p text:style-name="PreformattedText"><text:s/>$ call <text:s text:c="2"/>: language naiveBayes.default(x = X, y = Y, laplace = laplace)</text:p>
      <text:p text:style-name="PreformattedText"><text:s/>- attr(*, "class")= chr "naiveBayes"</text:p>
      <text:p text:style-name="PreformattedText"><text:s text:c="8"/></text:p>
      <text:p text:style-name="P9"/>
      <text:p text:style-name="PreformattedText"><text:tab/>Length Class <text:s/>Mode <text:s text:c="4"/></text:p>
      <text:p text:style-name="PreformattedText">apriori 2 <text:s text:c="5"/>table <text:s/>numeric <text:s/></text:p>
      <text:p text:style-name="PreformattedText">tables <text:s/>8 <text:s text:c="5"/>-none- list <text:s text:c="4"/></text:p>
      <text:p text:style-name="PreformattedText">levels <text:s/>2 <text:s text:c="5"/>-none- character</text:p>
      <text:p text:style-name="PreformattedText">call <text:s text:c="3"/>4 <text:s text:c="5"/>-none- call <text:s/></text:p>
      <text:p text:style-name="PreformattedText"><text:s text:c="2"/></text:p>
      <text:p text:style-name="Standard">The structure of the naive <text:s/>Bayes model, a list of 4. Notably, the second value<text:s/>is a list itself, containing tables of all the available values in the diabetes data-set, excluding the target.</text:p>
      <text:p text:style-name="PreformattedText"><text:s/></text:p>
      <text:p text:style-name="P10"/>
      <text:p text:style-name="P11"/>
      <text:p text:style-name="P12"/>
      <text:p text:style-name="PreformattedText"><text:bookmark-start text:name="rstudio_console_output5"/><text:bookmark-end text:name="rstudio_console_output5"/>Confusion matrix (absolute):</text:p>
      <text:p text:style-name="PreformattedText"><text:s text:c="10"/>Actual</text:p>
      <text:p text:style-name="PreformattedText">Prediction <text:s text:c="2"/>0 <text:s text:c="2"/>1 Sum</text:p>
      <text:p text:style-name="PreformattedText"><text:s text:c="7"/>0 <text:s text:c="2"/>174 <text:s/>50 224</text:p>
      <text:p text:style-name="PreformattedText"><text:s text:c="7"/>1 <text:s text:c="3"/>24 <text:s/>60 <text:s/>84</text:p>
      <text:p text:style-name="PreformattedText"><text:s text:c="7"/>Sum 198 110 308</text:p>
      <text:p text:style-name="PreformattedText"/>
      <text:p text:style-name="PreformattedText">Confusion matrix (relative):</text:p>
      <text:p text:style-name="PreformattedText"><text:s text:c="10"/>Actual</text:p>
      <text:soft-page-break/>
      <text:p text:style-name="PreformattedText">Prediction <text:s text:c="3"/>0 <text:s text:c="3"/>1 <text:s/>Sum</text:p>
      <text:p text:style-name="PreformattedText"><text:s text:c="7"/>0 <text:s text:c="2"/>0.56 0.16 0.73</text:p>
      <text:p text:style-name="PreformattedText"><text:s text:c="7"/>1 <text:s text:c="2"/>0.08 0.19 0.27</text:p>
      <text:p text:style-name="PreformattedText"><text:s text:c="7"/>Sum 0.64 0.36 1.00</text:p>
      <text:p text:style-name="PreformattedText"/>
      <text:p text:style-name="PreformattedText">Accuracy:</text:p>
      <text:p text:style-name="PreformattedText">0.7597 (234/308)</text:p>
      <text:p text:style-name="PreformattedText"/>
      <text:p text:style-name="PreformattedText">Error rate:</text:p>
      <text:p text:style-name="PreformattedText">0.2403 (74/308)</text:p>
      <text:p text:style-name="PreformattedText"/>
      <text:p text:style-name="PreformattedText">Error rate reduction (vs. base rate):</text:p>
      <text:p text:style-name="PreformattedText">0.3273<text:s/>(p-value = 6.92e-06)</text:p>
      <text:p text:style-name="P13"/>
      <text:p text:style-name="Standard">Evaluation of the predictions made based on the model. The accuracy here is 75.9%, slightly below the OneR accuracy. Here, however, the model’s ability to accurately predict if a patient has diabetes is increased (60 correct 50 incorrect). The relative confusion matrix also shows some improvement, with the predicted sum values (0.73 0, 0.27 1) drawing closer to the actual relative sum values.<text:s/></text:p>
      <text:p text:style-name="Standard"/>
      <text:p text:style-name="Standard"/>
      <text:p text:style-name="Standard">Overall, between these two tests the Naïve Bayes seems to be the more useful of the two. While the accuracy is slightly lower than that of the OneR, it is more capable in determining whether a patient will test positive for diabetes.<text:s/></text:p>
      <text:p text:style-name="Standard"/>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soft-page-break/>
      <text:p text:style-name="P41">WEKA OneR</text:p>
      <text:p text:style-name="P42"/>
      <text:p text:style-name="P43"/>
      <text:p text:style-name="P44"/>
      <text:p text:style-name="P45"/>
      <text:p text:style-name="P46"/>
      <text:p text:style-name="P47"/>
      <text:p text:style-name="P48"/>
      <text:p text:style-name="P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WenQuanYi Zen Hei Sharp" svg:font-family="WenQuanYi Zen Hei Sharp" style:font-family-generic="system" style:font-pitch="variable"/>
    <style:font-face style:name="DejaVu Sans" svg:font-family="DejaVu Sans" style:font-family-generic="swiss" style:font-pitch="variable" svg:panose-1="2 11 6 3 3 8 4 2 2 4"/>
    <style:font-face style:name="Arial" svg:font-family="Arial" style:font-family-generic="swiss" style:font-pitch="variable" svg:panose-1="2 11 6 4 2 2 2 2 2 4"/>
    <style:font-face style:name="DejaVu Sans Mono" svg:font-family="DejaVu Sans Mono" style:font-family-generic="modern" style:font-pitch="fixed" svg:panose-1="2 11 6 9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WenQuanYi Zen Hei Sharp"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ramecontents" style:display-name="Frame contents" style:family="paragraph" style:parent-style-name="Textbody">
      <style:text-properties fo:hyphenate="false"/>
    </style:style>
    <style:style style:name="PreformattedText" style:display-name="Preformatted Text" style:family="paragraph" style:parent-style-name="Standard">
      <style:text-properties style:font-name="DejaVu Sans Mono" style:font-name-complex="DejaVu Sans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ew Riggs</dc:creator>
    <meta:creation-date>2017-03-23T00:44:00Z</meta:creation-date>
    <dc:date>2017-03-23T07:29:00Z</dc:date>
    <meta:template xlink:href="Normal" xlink:type="simple"/>
    <meta:editing-cycles>6</meta:editing-cycles>
    <meta:editing-duration>PT4800S</meta:editing-duration>
    <meta:document-statistic meta:page-count="5" meta:paragraph-count="11" meta:word-count="892" meta:character-count="5969" meta:row-count="42" meta:non-whitespace-character-count="5088"/>
  </office:meta>
</office:document-meta>
</file>